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3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Footnote">
      <style:text-properties officeooo:paragraph-rsid="0f92b562"/>
    </style:style>
    <style:style style:name="P73" style:family="paragraph" style:parent-style-name="Standard">
      <style:text-properties officeooo:paragraph-rsid="0f9ce6c3"/>
    </style:style>
    <style:style style:name="P74" style:family="paragraph" style:parent-style-name="Standard">
      <style:text-properties officeooo:paragraph-rsid="0f9ee08e"/>
    </style:style>
    <style:style style:name="P75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2" style:family="paragraph" style:parent-style-name="Footnote">
      <style:text-properties officeooo:paragraph-rsid="0fda15e0"/>
    </style:style>
    <style:style style:name="P83" style:family="paragraph" style:parent-style-name="Standard">
      <style:text-properties officeooo:paragraph-rsid="0fe106d1"/>
    </style:style>
    <style:style style:name="P84" style:family="paragraph" style:parent-style-name="Standard">
      <style:text-properties officeooo:paragraph-rsid="1044b2e0"/>
    </style:style>
    <style:style style:name="P85" style:family="paragraph" style:parent-style-name="Standard">
      <style:text-properties officeooo:paragraph-rsid="104d50c8"/>
    </style:style>
    <style:style style:name="P86" style:family="paragraph" style:parent-style-name="Standard">
      <style:text-properties officeooo:paragraph-rsid="105130c2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2" style:family="paragraph" style:parent-style-name="Footnote">
      <style:text-properties officeooo:paragraph-rsid="107b5618"/>
    </style:style>
    <style:style style:name="P93" style:family="paragraph" style:parent-style-name="Standard">
      <style:text-properties officeooo:paragraph-rsid="107ad9ef"/>
    </style:style>
    <style:style style:name="P94" style:family="paragraph" style:parent-style-name="Footnote">
      <style:text-properties officeooo:paragraph-rsid="108c22e7"/>
    </style:style>
    <style:style style:name="P95" style:family="paragraph" style:parent-style-name="Footnote">
      <style:text-properties officeooo:paragraph-rsid="102c1a0f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paragraph-properties fo:break-before="page"/>
      <style:text-properties officeooo:paragraph-rsid="0b0ddd8e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1" style:family="text">
      <style:text-properties fo:color="#000000" loext:opacity="100%" style:font-name="Liberation Sans" fo:font-size="12pt" style:font-size-asian="12pt" style:font-size-complex="12pt"/>
    </style:style>
    <style:style style:name="T21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3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47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48" style:family="text">
      <style:text-properties style:text-line-through-style="none" style:text-line-through-type="none" style:font-name="Bitstream Vera Sans" fo:font-size="10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49" style:family="text">
      <style:text-properties style:use-window-font-color="true" loext:opacity="0%" style:font-name="Liberation Sans" officeooo:rsid="047da547"/>
    </style:style>
    <style:style style:name="T25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2" style:family="text">
      <style:text-properties style:use-window-font-color="true" loext:opacity="0%" style:font-name="Liberation Sans" fo:font-size="12pt" style:font-size-asian="12pt" style:font-size-complex="12pt"/>
    </style:style>
    <style:style style:name="T283" style:family="text">
      <style:text-properties style:use-window-font-color="true" loext:opacity="0%" style:font-name="Liberation Sans" officeooo:rsid="0efd8e5c"/>
    </style:style>
    <style:style style:name="T28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6" style:family="text">
      <style:text-properties officeooo:rsid="04473353"/>
    </style:style>
    <style:style style:name="T2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9" style:family="text">
      <style:text-properties officeooo:rsid="0aace3cd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9" style:family="text">
      <style:text-properties officeooo:rsid="0f0ca65a"/>
    </style:style>
    <style:style style:name="T310" style:family="text">
      <style:text-properties officeooo:rsid="0f8f58bd"/>
    </style:style>
    <style:style style:name="T311" style:family="text">
      <style:text-properties officeooo:rsid="0f95a7a0"/>
    </style:style>
    <style:style style:name="T312" style:family="text">
      <style:text-properties style:text-underline-style="none"/>
    </style:style>
    <style:style style:name="T313" style:family="text">
      <style:text-properties style:font-name="Liberation Mono" fo:font-size="8pt" style:font-size-asian="8pt" style:font-size-complex="8pt" loext:padding="0.049cm" loext:border="0.31pt solid #000000"/>
    </style:style>
    <style:style style:name="T314" style:family="text">
      <style:text-properties officeooo:rsid="105c8aaa"/>
    </style:style>
    <style:style style:name="T315" style:family="text">
      <style:text-properties officeooo:rsid="107e8e04"/>
    </style:style>
    <style:style style:name="T316" style:family="text">
      <style:text-properties officeooo:rsid="1083fa7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96"><text:span text:style-name="Strong_20_Emphasis"><text:span text:style-name="T176">C</text:span></text:span><text:span text:style-name="Strong_20_Emphasis"><text:span text:style-name="T175">hecklist voor </text:span></text:span><text:span text:style-name="Strong_20_Emphasis"><text:span text:style-name="T177">de installatie</text:span></text:span><text:span text:style-name="Strong_20_Emphasis"><text:span text:style-name="T175"> van </text:span></text:span><text:span text:style-name="Strong_20_Emphasis"><text:span text:style-name="T181"><text:user-field-get text:name="Distro">Rocky Linux</text:user-field-get></text:span></text:span><text:span text:style-name="Strong_20_Emphasis"><text:span text:style-name="T183"><text:s/></text:span></text:span><text:span text:style-name="Strong_20_Emphasis"><text:span text:style-name="T181"><text:user-field-get text:name="Version">9.x</text:user-field-get></text:span></text:span><text:span text:style-name="Strong_20_Emphasis"><text:span text:style-name="T179"><text:note text:id="ftn1" text:note-class="footnote"><text:note-citation>1</text:note-citation><text:note-body><text:p text:style-name="P95"><text:span text:style-name="T292">D</text:span><text:span text:style-name="T290">eze </text:span><text:span text:style-name="Strong_20_Emphasis"><text:span text:style-name="T298"><text:user-field-get text:name="Distro">Rocky Linux</text:user-field-get></text:span></text:span><text:span text:style-name="T291"><text:s/></text:span><text:span text:style-name="T299"><text:user-field-get text:name="Version">9.x</text:user-field-get></text:span><text:span text:style-name="T299"><text:s/>Desktop/</text:span><text:span text:style-name="T300">Workstation</text:span><text:span text:style-name="T290"> (codenaam BlueOnyx) wordt ondersteund tot </text:span><text:span text:style-name="T294">31 </text:span><text:span text:style-name="T293">mei</text:span><text:span text:style-name="T290"> 20</text:span><text:span text:style-name="T294">32</text:span><text:span text:style-name="T290">.</text:span></text:p></text:note-body></text:note></text:span></text:span><text:span text:style-name="Strong_20_Emphasis"><text:span text:style-name="T180"><text:s/></text:span></text:span><text:span text:style-name="Strong_20_Emphasis"><text:span text:style-name="T182">Desktop/</text:span></text:span><text:span text:style-name="Strong_20_Emphasis"><text:span text:style-name="T184">Workstation</text:span></text:span><text:span text:style-name="Strong_20_Emphasis"><text:span text:style-name="T178">.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09">ONDERSTREEPTE</text:span></text:span><text:span text:style-name="T1"> </text:span><text:span text:style-name="T16">woorden</text:span><text:span text:style-name="T15"> het</text:span><text:span text:style-name="Strong_20_Emphasis"><text:span text:style-name="T222"> </text:span></text:span><text:span text:style-name="Strong_20_Emphasis"><text:span text:style-name="T223">tekstvak</text:span></text:span><text:span text:style-name="T16"> </text:span><text:span text:style-name="T19">in,</text:span><text:span text:style-name="T16"> </text:span><text:span text:style-name="T249">zie </text:span><text:span text:style-name="T283">[</text:span><text:span text:style-name="T249">toelichting</text:span><text:span text:style-name="T283">]</text:span><text:span text:style-name="T16">:</text:span></text:p>
      <text:p text:style-name="P2"><text:span text:style-name="Definition"><text:span text:style-name="T23">GEBRUIKER</text:span></text:span><text:span text:style-name="T257"><text:tab/><text:tab/></text:span><text:span text:style-name="T282"> <text:tab/><text:tab/></text:span><text:span text:style-name="T258"><draw:control text:anchor-type="as-char" svg:y="-0.4cm" draw:z-index="9" draw:name="Gebruiker 2" draw:style-name="gr2" draw:text-style-name="P104" svg:width="6.4cm" svg:height="0.6cm" draw:control="control8"><svg:title>Gebruiker</svg:title><svg:desc>Volledige naam, bijv. Jan Stek</svg:desc></draw:control></text:span><text:span text:style-name="T258"><text:tab/> <text:s text:c="2"/></text:span><text:span text:style-name="T259">[</text:span><text:span text:style-name="T260">N</text:span><text:span text:style-name="T252">aam, bijv. </text:span><text:span text:style-name="T253">J</text:span><text:span text:style-name="T280">a</text:span><text:span text:style-name="T253">n </text:span><text:span text:style-name="T280">Jansen</text:span><text:span text:style-name="T281">]</text:span></text:p>
      <text:p text:style-name="P83"><text:span text:style-name="Definition"><text:span text:style-name="T251">g</text:span></text:span><text:span text:style-name="Definition">ebruikersnaam</text:span><text:span text:style-name="Definition"><text:span text:style-name="T312"><text:tab/></text:span></text:span><text:span text:style-name="T250"><draw:control text:anchor-type="as-char" svg:y="-0.4cm" draw:z-index="10" draw:name="Gberuikersnaam 3" draw:style-name="gr2" draw:text-style-name="P104" svg:width="6.4cm" svg:height="0.6cm" draw:control="control9"><svg:title>Gebruikersnaam</svg:title><svg:desc>Korte naam, bijv. jan</svg:desc></draw:control></text:span><text:span text:style-name="T250"><text:tab/> <text:s text:c="2"/></text:span><text:span text:style-name="T7">[</text:span><text:span text:style-name="T8">Gebruikers</text:span><text:span text:style-name="T6">naam, bijv. </text:span><text:span text:style-name="T192">j</text:span><text:span text:style-name="T193">a</text:span><text:span text:style-name="T192">n</text:span><text:span text:style-name="T194">]</text:span></text:p>
      <text:p text:style-name="P2"><text:span text:style-name="Definition">COMPUTERNAAM</text:span><text:span text:style-name="T262"><text:tab/><text:tab/></text:span><draw:control text:anchor-type="as-char" svg:y="-0.4cm" draw:z-index="11" draw:name="Computernaam 1" draw:style-name="gr2" draw:text-style-name="P104" svg:width="6.4cm" svg:height="0.6cm" draw:control="control10"><svg:title>Computernaam</svg:title><svg:desc>Unieke naam van de computer</svg:desc></draw:control><text:tab/> <text:s text:c="2"/><text:span text:style-name="T267">[</text:span><text:span text:style-name="T268">N</text:span><text:span text:style-name="T263">aam van de compute</text:span><text:span text:style-name="T264">r, </text:span><text:span text:style-name="T265">bijv. </text:span><text:span text:style-name="T266">pc02</text:span><text:span text:style-name="T267">]</text:span></text:p>
      <text:p text:style-name="P2"><text:span text:style-name="Definition"><text:span text:style-name="T270">GEBRUIKER</text:span></text:span><text:span text:style-name="Definition"><text:span text:style-name="T274"><text:tab/></text:span></text:span><text:span text:style-name="T269"><text:tab/></text:span><text:span text:style-name="T282"> <text:tab/><text:tab/></text:span><text:span text:style-name="T258"><draw:control text:anchor-type="as-char" svg:y="-0.4cm" draw:z-index="12" draw:name="Gebruiker 3" draw:style-name="gr2" draw:text-style-name="P104" svg:width="6.4cm" svg:height="0.6cm" draw:control="control11"><svg:title>Gebruiker</svg:title><svg:desc>Volledige naam, bijv. Jan Stek</svg:desc></draw:control></text:span><text:span text:style-name="T258"><text:tab/> <text:s text:c="2"/></text:span><text:span text:style-name="T259">[</text:span><text:span text:style-name="T261">N</text:span><text:span text:style-name="T252">aam </text:span><text:span text:style-name="T256">evt. 2</text:span><text:span text:style-name="T284">e</text:span><text:span text:style-name="T254"> gebruiker</text:span><text:span text:style-name="T255">]</text:span></text:p>
      <text:p text:style-name="P86"><text:span text:style-name="Definition"><text:span text:style-name="T270">GEBRUIKERSN</text:span></text:span><text:span text:style-name="Definition"><text:span text:style-name="T271">aa</text:span></text:span><text:span text:style-name="Definition"><text:span text:style-name="T270">M</text:span></text:span><text:span text:style-name="Definition"><text:span text:style-name="T274"><text:tab/></text:span></text:span><text:span text:style-name="T250"><draw:control text:anchor-type="as-char" svg:y="-0.4cm" draw:z-index="13" draw:name="Gberuikersnaam 4" draw:style-name="gr2" draw:text-style-name="P104" svg:width="6.4cm" svg:height="0.6cm" draw:control="control12"><svg:title>Gebruikersnaam</svg:title><svg:desc>Korte naam, bijv. jan</svg:desc></draw:control></text:span><text:span text:style-name="T250"><text:tab/> <text:s text:c="2"/></text:span><text:span text:style-name="T272">[</text:span><text:span text:style-name="T273">Gebruikers</text:span><text:span text:style-name="T272">naam</text:span><text:span text:style-name="T275"> </text:span><text:span text:style-name="T276">e</text:span><text:span text:style-name="T277">vt. 2</text:span><text:span text:style-name="T285">e</text:span><text:span text:style-name="T277"> </text:span><text:span text:style-name="T278">gebruiker</text:span><text:span text:style-name="T279">]</text:span></text:p>
      <text:p text:style-name="P1"><text:span text:style-name="T195">Vervang </text:span><text:span text:style-name="T202">de</text:span><text:span text:style-name="T195"> </text:span><text:span text:style-name="Definition"><text:span text:style-name="T24">ONDERSTREEPTE</text:span></text:span><text:span text:style-name="T195"> </text:span><text:span text:style-name="T196">woorden </text:span><text:span text:style-name="T195">in deze checklist door </text:span><text:span text:style-name="T202">d</text:span><text:span text:style-name="T203">i</text:span><text:span text:style-name="T202">e </text:span><text:span text:style-name="T201">in </text:span><text:span text:style-name="T203">het</text:span><text:span text:style-name="Strong_20_Emphasis"><text:span text:style-name="T57"> </text:span></text:span><text:span text:style-name="Strong_20_Emphasis"><text:span text:style-name="T76">tekstvak</text:span></text:span><text:span text:style-name="T195">.</text:span></text:p>
      <text:p text:style-name="P44"/>
      <text:p text:style-name="P44"/>
      <text:p text:style-name="P3"><text:span text:style-name="T206">Nog niet op Linux?</text:span><text:span text:style-name="T197"><text:tab/></text:span><text:span text:style-name="T204">G</text:span><text:span text:style-name="T198">ebruik </text:span><text:span text:style-name="Strong_20_Emphasis"><text:span text:style-name="T207">Checklist </text:span></text:span><text:span text:style-name="Strong_20_Emphasis"><text:span text:style-name="T208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9"> onder </text:span><text:span text:style-name="T205">Linux</text:span><text:span text:style-name="T200">.</text:span></text:p>
      <text:p text:style-name="P42"><text:span text:style-name="T165">Nieuwe installatie?</text:span><text:span text:style-name="T162"><text:tab/></text:span><text:span text:style-name="T164">B</text:span><text:span text:style-name="T162">egin bij hoofdstuk </text:span><text:span text:style-name="T165"><text:bookmark-ref text:reference-format="page" text:ref-name="__RefNumPara__4009_1271708128">2</text:bookmark-ref></text:span><text:span text:style-name="T162"><text:s text:c="2"/></text:span><text:span text:style-name="T166"><text:bookmark-ref text:reference-format="text" text:ref-name="__RefNumPara__4009_1271708128">Installatie uitvoeren</text:bookmark-ref></text:span><text:span text:style-name="T163">.</text:span></text:p>
      <text:p text:style-name="P26"/>
      <text:p text:style-name="P26"/>
      <text:list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78"><draw:control text:anchor-type="as-char" draw:z-index="4" draw:name="Vorm3_0" draw:style-name="gr1" draw:text-style-name="P10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78"><draw:control text:anchor-type="as-char" draw:z-index="5" draw:name="Vorm3_ 2" draw:style-name="gr1" draw:text-style-name="P10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3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19">E</text:span></text:span><text:span text:style-name="User_20_Entry"><text:span text:style-name="T134">v</text:span></text:span><text:span text:style-name="User_20_Entry"><text:span text:style-name="T135">en</text:span></text:span><text:span text:style-name="User_20_Entry"><text:span text:style-name="T137">t</text:span></text:span><text:span text:style-name="User_20_Entry"><text:span text:style-name="T138">uele </text:span></text:span><text:span text:style-name="User_20_Entry"><text:span text:style-name="T139">extra </text:span></text:span><text:span text:style-name="Definition"><text:span text:style-name="T307">gebruiker</text:span></text:span><text:span text:style-name="User_20_Entry"><text:span text:style-name="T131">s</text:span></text:span><text:span text:style-name="User_20_Entry"><text:span text:style-name="T139"> aanmelden </text:span></text:span><text:span text:style-name="User_20_Entry"><text:span text:style-name="T140">en dezelfde stappen uitvoeren</text:span></text:span><text:span text:style-name="User_20_Entry"><text:span text:style-name="T136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80"><draw:control text:anchor-type="as-char" draw:z-index="14" draw:name="Vorm4" draw:style-name="gr1" draw:text-style-name="P10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6"><text:span text:style-name="Strong_20_Emphasis"><text:span text:style-name="T72">D</text:span></text:span><text:span text:style-name="Strong_20_Emphasis"><text:span text:style-name="T57">ruk op de </text:span></text:span><text:span text:style-name="Strong_20_Emphasis"><text:span text:style-name="T158">Super</text:span></text:span><text:span text:style-name="Strong_20_Emphasis"><text:span text:style-name="T57">-toets</text:span></text:span><text:span text:style-name="Strong_20_Emphasis"><text:span text:style-name="T36"><text:note text:id="ftn3" text:note-class="footnote"><text:note-citation>3</text:note-citation><text:note-body><text:p text:style-name="P75"><text:span text:style-name="T161">D</text:span>e <text:span text:style-name="T313">Super</text:span>-toets <text:span text:style-name="T213">is de Windows-toets, Command-toets </text:span><text:span text:style-name="T214">(Apple)</text:span><text:span text:style-name="T213">, of Vergrootglas-toets </text:span><text:span text:style-name="T214">(Chromebook)</text:span><text:span text:style-name="T21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1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77"><text:span text:style-name="T3">Typ</text:span><text:span text:style-name="Strong_20_Emphasis"><text:span text:style-name="T47"> de</text:span></text:span><text:span text:style-name="Strong_20_Emphasis"><text:span text:style-name="T48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9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4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4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53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80"><draw:control text:anchor-type="as-char" draw:z-index="15" draw:name="Vorm 3" draw:style-name="gr1" draw:text-style-name="P10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80"><draw:control text:anchor-type="as-char" draw:z-index="16" draw:name="Vorm 4" draw:style-name="gr1" draw:text-style-name="P103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8"><text:span text:style-name="Strong_20_Emphasis"><text:span text:style-name="T72">D</text:span></text:span><text:span text:style-name="Strong_20_Emphasis"><text:span text:style-name="T53">ruk </text:span></text:span><text:span text:style-name="Strong_20_Emphasis"><text:span text:style-name="T54">op de </text:span></text:span><text:span text:style-name="Strong_20_Emphasis"><text:span text:style-name="T158">Super</text:span></text:span><text:span text:style-name="Strong_20_Emphasis"><text:span text:style-name="T54">-toets</text:span></text:span><text:span text:style-name="Strong_20_Emphasis"><text:span text:style-name="T37"><text:note-ref text:note-class="footnote" text:reference-format="text" text:ref-name="ftn3">3</text:note-ref></text:span></text:span><text:span text:style-name="Strong_20_Emphasis"><text:span text:style-name="T52">, </text:span></text:span><text:span text:style-name="Strong_20_Emphasis"><text:span text:style-name="T55">t</text:span></text:span><text:span text:style-name="Strong_20_Emphasis"><text:span text:style-name="T56">yp </text:span></text:span><text:span text:style-name="Strong_20_Emphasis"><text:span text:style-name="T96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58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</text:span></text:span><text:span text:style-name="Strong_20_Emphasis"><text:span text:style-name="T81">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5"/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75">Selecteer</text:span></text:span><text:span text:style-name="Strong_20_Emphasis"><text:span text:style-name="T51"> </text:span></text:span><text:span text:style-name="Strong_20_Emphasis"><text:span text:style-name="T109">1</text:span></text:span><text:span text:style-name="Strong_20_Emphasis"><text:span text:style-name="T90"> </text:span></text:span><text:span text:style-name="Strong_20_Emphasis"><text:span text:style-name="T91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4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8"><text:bookmark-start text:name="__RefNumPara__4009_1271708128"/><text:span text:style-name="Strong_20_Emphasis"><text:span text:style-name="T20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3" draw:name="Vorm 15" draw:style-name="gr1" draw:text-style-name="P103" svg:width="0.35cm" svg:height="0.35cm" draw:control="control22"/></text:p>
          </table:table-cell>
          <table:table-cell table:style-name="_32_._5f_Installatie_5f_uitvoeren.C1" office:value-type="string">
            <text:p text:style-name="P85"><text:span text:style-name="T211">Start de computer op vanaf</text:span><text:span text:style-name="T211"><text:note text:id="ftn4" text:note-class="footnote"><text:note-citation>1</text:note-citation><text:note-body><text:p text:style-name="P82"><text:span text:style-name="T144">B</text:span><text:span text:style-name="T145">ootmenu/</text:span><text:span text:style-name="T144">S</text:span><text:span text:style-name="T145">etup</text:span><text:span text:style-name="T143"> via </text:span><text:span text:style-name="T141">é</text:span><text:span text:style-name="T142">é</text:span><text:span text:style-name="T144">n van de </text:span><text:span text:style-name="Definition"><text:span text:style-name="T146">Veelgebruikte toetsen:</text:span></text:span><text:span text:style-name="Definition"><text:span text:style-name="T147"> </text:span></text:span><text:span text:style-name="User_20_Entry"><text:span text:style-name="T160">Esc</text:span></text:span><text:span text:style-name="User_20_Entry"><text:span text:style-name="T153">,</text:span></text:span><text:span text:style-name="Definition"><text:span text:style-name="T147"> </text:span></text:span><text:span text:style-name="User_20_Entry"><text:span text:style-name="T160">Delete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2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9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0</text:span></text:span><text:span text:style-name="User_20_Entry"><text:span text:style-name="T154">,</text:span></text:span><text:span text:style-name="Definition"><text:span text:style-name="T147"> </text:span></text:span><text:span text:style-name="User_20_Entry"><text:span text:style-name="T160">F11</text:span></text:span><text:span text:style-name="User_20_Entry"><text:span text:style-name="T154">,</text:span></text:span><text:span text:style-name="Definition"><text:span text:style-name="T147"> </text:span></text:span><text:span text:style-name="Definition"><text:span text:style-name="T148">o</text:span></text:span><text:span text:style-name="Definition"><text:span text:style-name="T149">f</text:span></text:span><text:span text:style-name="Definition"><text:span text:style-name="T147"> </text:span></text:span><text:span text:style-name="User_20_Entry"><text:span text:style-name="T160">F12</text:span></text:span><text:span text:style-name="User_20_Entry"><text:span text:style-name="T154">.</text:span></text:span></text:p></text:note-body></text:note></text:span><text:span text:style-name="T211"> </text:span><text:span text:style-name="T212">een </text:span><text:span text:style-name="Strong_20_Emphasis"><text:span text:style-name="T188"><text:user-field-get text:name="Distro">Rocky Linux</text:user-field-get></text:span></text:span><text:span text:style-name="T210"><text:s/></text:span><text:span text:style-name="T189"><text:user-field-get text:name="Version">9.x</text:user-field-get></text:span><text:span text:style-name="T189"><text:s/></text:span><text:span text:style-name="Strong_20_Emphasis"><text:span text:style-name="T190">Desktop/</text:span></text:span><text:span text:style-name="Strong_20_Emphasis"><text:span text:style-name="T191">Workstation</text:span></text:span><text:span text:style-name="Strong_20_Emphasis"><text:span text:style-name="T112"> </text:span></text:span><text:span text:style-name="Strong_20_Emphasis"><text:span text:style-name="T113">L</text:span></text:span><text:span text:style-name="T114">ive</text:span><text:span text:style-name="T114"><text:note text:id="ftn5" text:note-class="footnote"><text:note-citation>2</text:note-citation><text:note-body><text:p text:style-name="P72"><text:span text:style-name="T286">Vanaf ee</text:span>n <text:span text:style-name="T311">L</text:span>ive <text:span text:style-name="T310">USB</text:span><text:span text:style-name="T289">-stick</text:span><text:span text:style-name="T21"> </text:span>kunt <text:span text:style-name="T286">u opstarten en</text:span> <text:span text:style-name="T17">met </text:span><text:span text:style-name="Strong_20_Emphasis"><text:span text:style-name="T215"><text:user-field-get text:name="Distro">Rocky Linux</text:user-field-get></text:span></text:span><text:span text:style-name="Strong_20_Emphasis"><text:span text:style-name="T215"><text:s/></text:span></text:span>werken zonder enige bestanden op de harde schijf te wijzigen en maakt ook installatie van <text:span text:style-name="Strong_20_Emphasis"><text:span text:style-name="T215"><text:user-field-get text:name="Distro">Rocky Linux</text:user-field-get></text:span></text:span><text:span text:style-name="Strong_20_Emphasis"><text:span text:style-name="T215"><text:s/></text:span></text:span>mogelijk.</text:p></text:note-body></text:note></text:span><text:span text:style-name="T114"> </text:span><text:span text:style-name="T117">USB</text:span><text:span text:style-name="T115">-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93"><text:span text:style-name="T115">stick</text:span><text:span text:style-name="T115"><text:note text:id="ftn6" text:note-class="footnote"><text:note-citation>3</text:note-citation><text:note-body><text:p text:style-name="P92"><text:span text:style-name="Strong_20_Emphasis"><text:span text:style-name="T130">Maak een opstartbare USB-stick</text:span></text:span><text:span text:style-name="Strong_20_Emphasis"><text:span text:style-name="T125">:<text:line-break/></text:span></text:span><text:span text:style-name="Strong_20_Emphasis"><text:span text:style-name="T120">Download </text:span></text:span><text:span text:style-name="Strong_20_Emphasis"><text:span text:style-name="T121">een </text:span></text:span><text:span text:style-name="Strong_20_Emphasis"><text:span text:style-name="T126">CD</text:span></text:span><text:span text:style-name="Strong_20_Emphasis"><text:span text:style-name="T129">-beeldbestand</text:span></text:span><text:span text:style-name="Strong_20_Emphasis"><text:span text:style-name="T122"> </text:span></text:span><text:span text:style-name="Strong_20_Emphasis"><text:span text:style-name="T123">(.iso) </text:span></text:span><text:span text:style-name="Strong_20_Emphasis"><text:span text:style-name="T122">vanaf </text:span></text:span><text:a xlink:type="simple" xlink:href="https://rockylinux.org/nl/download" text:style-name="Internet_20_link" text:visited-style-name="Visited_20_Internet_20_Link"><text:span text:style-name="Strong_20_Emphasis"><text:span text:style-name="T288">rockylinux.org/nl/download</text:span></text:span></text:a><text:span text:style-name="Strong_20_Emphasis"><text:span text:style-name="T122">, </text:span></text:span><text:span text:style-name="Strong_20_Emphasis"><text:span text:style-name="T128">klik onder </text:span></text:span><text:span text:style-name="Strong_20_Emphasis"><text:span text:style-name="T133">Desktop/Workstation Live Images</text:span></text:span><text:span text:style-name="Strong_20_Emphasis"><text:span text:style-name="T128"> op </text:span></text:span><text:span text:style-name="Strong_20_Emphasis"><text:span text:style-name="T152">Rocky Linux </text:span></text:span><text:span text:style-name="Strong_20_Emphasis"><text:span text:style-name="T152"><text:user-field-get text:name="Version">9.x</text:user-field-get></text:span></text:span><text:span text:style-name="Strong_20_Emphasis"><text:span text:style-name="T150">, </text:span></text:span><text:span text:style-name="Strong_20_Emphasis"><text:span text:style-name="T151">en klik</text:span></text:span><text:span text:style-name="Strong_20_Emphasis"><text:span text:style-name="T150"> o</text:span></text:span><text:span text:style-name="Strong_20_Emphasis"><text:span text:style-name="T151">p</text:span></text:span><text:span text:style-name="Strong_20_Emphasis"><text:span text:style-name="T150"> </text:span></text:span><text:span text:style-name="Strong_20_Emphasis"><text:span text:style-name="T152">GNOME</text:span></text:span><text:span text:style-name="Strong_20_Emphasis"><text:span text:style-name="T150">.</text:span></text:span><text:span text:style-name="Strong_20_Emphasis"><text:span text:style-name="T124"><text:line-break/>De </text:span></text:span><text:span text:style-name="Strong_20_Emphasis"><text:span text:style-name="T127">ver</text:span></text:span><text:span text:style-name="Strong_20_Emphasis"><text:span text:style-name="T124">volgstappen staan beschreven in </text:span></text:span><text:span text:style-name="Strong_20_Emphasis"><text:span text:style-name="T132">Linux informatie</text:span></text:span><text:span text:style-name="Strong_20_Emphasis"><text:span text:style-name="T124">, te vinden op </text:span></text:span><text:a xlink:type="simple" xlink:href="https://karelzimmer.nl/" text:style-name="Internet_20_link" text:visited-style-name="Visited_20_Internet_20_Link"><text:span text:style-name="Strong_20_Emphasis"><text:span text:style-name="T287">karelzimmer.nl</text:span></text:span></text:a><text:span text:style-name="Strong_20_Emphasis"><text:span text:style-name="T124">, onder </text:span></text:span><text:span text:style-name="Strong_20_Emphasis"><text:span text:style-name="T132">Linux</text:span></text:span><text:span text:style-name="Strong_20_Emphasis"><text:span text:style-name="T124">.</text:span></text:span></text:p></text:note-body></text:note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4"><text:span text:style-name="Strong_20_Emphasis"><text:span text:style-name="T75">Selecteer</text:span></text:span><text:span text:style-name="Strong_20_Emphasis"><text:span text:style-name="T41"> </text:span></text:span><text:span text:style-name="Strong_20_Emphasis"><text:span text:style-name="T31">Start</text:span></text:span><text:span text:style-name="Strong_20_Emphasis"><text:span text:style-name="T42"> </text:span></text:span><text:span text:style-name="Strong_20_Emphasis"><text:span text:style-name="T32"><text:user-field-get text:name="Distro">Rocky Linux</text:user-field-get></text:span></text:span><text:span text:style-name="Strong_20_Emphasis"><text:span text:style-name="T34"><text:s/></text:span></text:span><text:span text:style-name="Strong_20_Emphasis"><text:span text:style-name="T33"><text:user-field-get text:name="Version">9.x</text:user-field-get>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><text:span text:style-name="Strong_20_Emphasis"><text:span text:style-name="T45"><draw:control text:anchor-type="as-char" draw:z-index="28" draw:name="Vorm 1" draw:style-name="gr1" draw:text-style-name="P103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89"><text:span text:style-name="Strong_20_Emphasis"><text:span text:style-name="T89">Klik op </text:span></text:span><text:span text:style-name="Strong_20_Emphasis"><text:span text:style-name="T103">Install to Hard Drive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" office:value-type="string">
            <text:p text:style-name="P56"><text:span text:style-name="Strong_20_Emphasis"><text:span text:style-name="T35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62"><text:span text:style-name="Strong_20_Emphasis"><text:span text:style-name="T118"><draw:control text:anchor-type="as-char" draw:z-index="25" draw:name="Vorm 13" draw:style-name="gr1" draw:text-style-name="P103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4"><text:span text:style-name="T239">Bij</text:span><text:span text:style-name="T238"> </text:span><text:span text:style-name="Strong_20_Emphasis"><text:span text:style-name="T237">WELCOME </text:span></text:span><text:span text:style-name="Strong_20_Emphasis"><text:span text:style-name="T240">BIJ</text:span></text:span><text:span text:style-name="Strong_20_Emphasis"><text:span text:style-name="T237"> ROCKY LINUX </text:span></text:span><text:span text:style-name="Strong_20_Emphasis"><text:span text:style-name="T237"><text:user-field-get text:name="Version">9.x</text:user-field-get></text:span></text:span><text:span text:style-name="Strong_20_Emphasis"><text:span text:style-name="T241"><text:s/>select</text:span></text:span><text:span text:style-name="Strong_20_Emphasis"><text:span text:style-name="T242">eer</text:span></text:span><text:span text:style-name="Strong_20_Emphasis"><text:span text:style-name="T244"> </text:span></text:span><text:span text:style-name="Strong_20_Emphasis"><text:span text:style-name="T246">Nederlands</text:span></text:span><text:span text:style-name="Strong_20_Emphasis"><text:span text:style-name="T244"> en klik</text:span></text:span><text:span text:style-name="Strong_20_Emphasis"><text:span text:style-name="T245"> </text:span></text:span><text:span text:style-name="Strong_20_Emphasis"><text:span text:style-name="T244">op</text:span></text:span><text:span text:style-name="Strong_20_Emphasis"><text:span text:style-name="T243"> </text:span></text:span><text:span text:style-name="Strong_20_Emphasis"><text:span text:style-name="T236">Doorgaan</text:span></text:span><text:span text:style-name="Strong_20_Emphasis"><text:span text:style-name="T243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><text:span text:style-name="Strong_20_Emphasis"><text:span text:style-name="T45"><draw:control text:anchor-type="as-char" draw:z-index="21" draw:name="Vorm 2" draw:style-name="gr1" draw:text-style-name="P103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10"><text:span text:style-name="T231">O</text:span><text:span text:style-name="T229">nder </text:span><text:span text:style-name="T233">SYSTEEM</text:span><text:span text:style-name="T229"> </text:span><text:span text:style-name="T231">klik </text:span><text:span text:style-name="T229">op </text:span><text:span text:style-name="T233">Installatiebestemming</text:span><text:span text:style-name="Strong_20_Emphasis"><text:span text:style-name="T218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0" office:value-type="string">
            <text:p text:style-name="P91"><text:span text:style-name="T229">Controleer </text:span><text:span text:style-name="T232">de </text:span><text:span text:style-name="T235">Apparaatselectie</text:span><text:span text:style-name="T229"> en klik op </text:span><text:span text:style-name="T233">Klaar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><text:span text:style-name="Strong_20_Emphasis"><text:span text:style-name="T45"><draw:control text:anchor-type="as-char" draw:z-index="22" draw:name="Vorm 12" draw:style-name="gr1" draw:text-style-name="P103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10"><text:span text:style-name="T231">O</text:span><text:span text:style-name="T229">nder </text:span><text:span text:style-name="T233">SYSTEEM</text:span><text:span text:style-name="T229"> </text:span><text:span text:style-name="T231">klik </text:span><text:span text:style-name="T229">op </text:span><text:span text:style-name="T233">Netwerk &amp; hostnaam</text:span><text:span text:style-name="Strong_20_Emphasis"><text:span text:style-name="T21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5" office:value-type="string">
            <text:p text:style-name="P12"><text:span text:style-name="T228">V</text:span><text:span text:style-name="T226">ul </text:span><text:span text:style-name="T227">in </text:span><text:span text:style-name="Strong_20_Emphasis"><text:span text:style-name="T230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7"> </text:span></text:span><text:span text:style-name="Strong_20_Emphasis"><text:span text:style-name="T219">en klik op </text:span></text:span><text:span text:style-name="Strong_20_Emphasis"><text:span text:style-name="T234">Toepassen</text:span>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5" office:value-type="string">
            <text:p text:style-name="P12"><text:span text:style-name="T230">K</text:span><text:span text:style-name="T229">lik op </text:span><text:span text:style-name="T233">Klaar</text:span><text:span text:style-name="Strong_20_Emphasis"><text:span text:style-name="T21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><text:span text:style-name="Strong_20_Emphasis"><text:span text:style-name="T45"><draw:control text:anchor-type="as-char" draw:z-index="27" draw:name="Vorm 10" draw:style-name="gr1" draw:text-style-name="P103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1"><text:span text:style-name="T231">O</text:span><text:span text:style-name="T229">nder</text:span><text:span text:style-name="T225"> </text:span><text:span text:style-name="Strong_20_Emphasis"><text:span text:style-name="T229">GEBRUIKERSINSTELLINGEN</text:span></text:span><text:span text:style-name="Strong_20_Emphasis"><text:span text:style-name="T220"> </text:span></text:span><text:span text:style-name="Strong_20_Emphasis"><text:span text:style-name="T221">klik </text:span></text:span><text:span text:style-name="T229">op </text:span><text:span text:style-name="T233">Gebruiker aanmaken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7" office:value-type="string">
            <text:p text:style-name="P87"><text:span text:style-name="T314">Vul in </text:span><text:span text:style-name="Strong_20_Emphasis"><text:span text:style-name="T106">Volledige naam</text:span></text:span><text:span text:style-name="Strong_20_Emphasis"><text:span text:style-name="T84"> </text:span></text:span><text:span text:style-name="Definition"><text:span text:style-name="T10">gebruiker</text:span></text:span><text:span text:style-name="Strong_20_Emphasis"><text:span text:style-name="T85">, <text:line-break/></text:span></text:span><text:span text:style-name="Strong_20_Emphasis"><text:span text:style-name="T106">Gebruikersnaam</text:span></text:span><text:span text:style-name="Strong_20_Emphasis"><text:span text:style-name="T84"> </text:span></text:span><text:span text:style-name="Definition"><text:span text:style-name="T10">gebruikersnaam</text:span></text:span><text:span text:style-name="Strong_20_Emphasis"><text:span text:style-name="T84">,</text:span></text:span></text:p>
            <text:p text:style-name="P87"><text:span text:style-name="Strong_20_Emphasis"><text:span text:style-name="T87">vink aan </text:span></text:span><text:span text:style-name="Strong_20_Emphasis"><text:span text:style-name="T102">Maak deze gebruiker beheerder</text:span></text:span><text:span text:style-name="Strong_20_Emphasis"><text:span text:style-name="T87">,</text:span></text:span></text:p>
            <text:p text:style-name="P88"><text:span text:style-name="Strong_20_Emphasis"><text:span text:style-name="T86">g</text:span></text:span><text:span text:style-name="Strong_20_Emphasis"><text:span text:style-name="T87">eef tweemaal een </text:span></text:span><text:span text:style-name="Strong_20_Emphasis"><text:span text:style-name="T106">wachtwoord</text:span></text:span><text:span text:style-name="Strong_20_Emphasis"><text:span text:style-name="T87"> </text:span></text:span><text:span text:style-name="Strong_20_Emphasis"><text:span text:style-name="T88">en k</text:span></text:span><text:span text:style-name="Strong_20_Emphasis"><text:span text:style-name="T87">lik op </text:span></text:span><text:span text:style-name="Strong_20_Emphasis"><text:span text:style-name="T102">Klaar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><text:span text:style-name="Strong_20_Emphasis"><text:span text:style-name="T45"><draw:control text:anchor-type="as-char" draw:z-index="24" draw:name="Vorm 14" draw:style-name="gr1" draw:text-style-name="P103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3"><text:span text:style-name="Strong_20_Emphasis"><text:span text:style-name="T224">Klik op </text:span></text:span><text:span text:style-name="Strong_20_Emphasis"><text:span text:style-name="T247">Begin installatie</text:span></text:span><text:span text:style-name="Strong_20_Emphasis"><text:span text:style-name="T218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><text:span text:style-name="Strong_20_Emphasis"><text:span text:style-name="T45"><draw:control text:anchor-type="as-char" draw:z-index="29" draw:name="Vorm 11" draw:style-name="gr1" draw:text-style-name="P103" svg:width="0.35cm" svg:height="0.35cm" draw:control="control28"/></text:span></text:span></text:p>
          </table:table-cell>
          <table:table-cell table:style-name="_32_._5f_Installatie_5f_uitvoeren.C21" office:value-type="string">
            <text:p text:style-name="P13"><text:span text:style-name="Strong_20_Emphasis"><text:span text:style-name="T224">Klik op </text:span></text:span><text:span text:style-name="Strong_20_Emphasis"><text:span text:style-name="T248">I</text:span></text:span><text:span text:style-name="Strong_20_Emphasis"><text:span text:style-name="T247">nstallatie </text:span></text:span><text:span text:style-name="Strong_20_Emphasis"><text:span text:style-name="T248">voltooien</text:span></text:span><text:span text:style-name="Strong_20_Emphasis"><text:span text:style-name="T218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62"><text:span text:style-name="Strong_20_Emphasis"><text:span text:style-name="T45"><draw:control text:anchor-type="as-char" draw:z-index="26" draw:name="Vorm 6" draw:style-name="gr1" draw:text-style-name="P103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15"><text:span text:style-name="T316">Hers</text:span><text:span text:style-name="T315">tart het systeem</text:span>.</text:p>
          </table:table-cell>
        </table:table-row>
      </table:table>
      <text:p text:style-name="P47"><text:span text:style-name="Strong_20_Emphasis"><text:span text:style-name="T82"/></text:span></text:p>
      <text:list text:continue-numbering="true" text:style-name="L1">
        <text:list-item>
          <text:p text:style-name="P97"><text:span text:style-name="Strong_20_Emphasis"><text:span text:style-name="T104">Installatie </text:span></text:span><text:span text:style-name="Strong_20_Emphasis"><text:span text:style-name="T105">afronden</text:span></text:span></text:p>
        </text:list-item>
      </text:list>
      <text:p text:style-name="P48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80"><draw:control text:anchor-type="as-char" draw:z-index="2" draw:name="Vorm24" draw:style-name="gr1" draw:text-style-name="P10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1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79"><draw:control text:anchor-type="as-char" draw:z-index="7" draw:name="Vorm13_1" draw:style-name="gr1" draw:text-style-name="P103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5"><text:span text:style-name="Strong_20_Emphasis"><text:span text:style-name="T29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80"><draw:control text:anchor-type="as-char" draw:z-index="17" draw:name="Vorm 5" draw:style-name="gr1" draw:text-style-name="P103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73">D</text:span></text:span><text:span text:style-name="Strong_20_Emphasis"><text:span text:style-name="T64">ruk</text:span></text:span><text:span text:style-name="Strong_20_Emphasis"><text:span text:style-name="T52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8"><text:note text:id="ftn7" text:note-class="footnote"><text:note-citation>1</text:note-citation><text:note-body><text:p text:style-name="P46"><text:span text:style-name="T173">De </text:span><text:span text:style-name="T216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1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5"/></text:span></text:p>
          </table:table-cell>
          <table:table-cell table:style-name="_33_._5f_Installatie_5f_afronden.C6" office:value-type="string">
            <text:p text:style-name="P79"><text:span text:style-name="T5">Typ</text:span><text:span text:style-name="Strong_20_Emphasis"><text:span text:style-name="T47"> de</text:span></text:span><text:span text:style-name="Strong_20_Emphasis"><text:span text:style-name="T66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9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4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4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10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80"><draw:control text:anchor-type="as-char" draw:z-index="18" draw:name="Vorm 7" draw:style-name="gr1" draw:text-style-name="P103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0"><text:span text:style-name="Strong_20_Emphasis"><text:span text:style-name="T73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5"/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10">3</text:span></text:span><text:span text:style-name="Strong_20_Emphasis"><text:span text:style-name="T92"> </text:span></text:span><text:span text:style-name="Strong_20_Emphasis"><text:span text:style-name="T93">Installatie</text:span></text:span><text:span text:style-name="Strong_20_Emphasis"><text:span text:style-name="T94"> </text:span></text:span><text:span text:style-name="Strong_20_Emphasis"><text:span text:style-name="T95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4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48"><text:span text:style-name="Strong_20_Emphasis"><text:span text:style-name="T40"><text:tab/></text:span></text:span></text:p>
      <text:p text:style-name="P49"><text:span text:style-name="Strong_20_Emphasis"><text:span text:style-name="T61"/></text:span></text:p>
      <text:p text:style-name="P50"><text:span text:style-name="Strong_20_Emphasis"><text:span text:style-name="T51"/></text:span></text:p>
      <text:list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80"><draw:control text:anchor-type="as-char" draw:z-index="3" draw:name="Vorm40_0" draw:style-name="gr1" draw:text-style-name="P103" svg:width="0.35cm" svg:height="0.35cm" draw:control="control2"/></text:span></text:span></text:p>
          </table:table-cell>
          <table:table-cell table:style-name="Tabel2.A1" office:value-type="string">
            <text:p text:style-name="P67"><text:span text:style-name="Strong_20_Emphasis"><text:span text:style-name="T80"><draw:control text:anchor-type="as-char" draw:z-index="6" draw:name="Vorm40_ 1" draw:style-name="gr1" draw:text-style-name="P103" svg:width="0.35cm" svg:height="0.35cm" draw:control="control5"/></text:span></text:span></text:p>
          </table:table-cell>
          <table:table-cell table:style-name="Tabel2.D1" office:value-type="string">
            <text:p text:style-name="P19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69"><text:note text:id="ftn8" text:note-class="footnote"><text:note-citation>1</text:note-citation><text:note-body><text:p text:style-name="P59"><text:span text:style-name="User_20_Entry"><text:span text:style-name="T155">E</text:span></text:span><text:span text:style-name="User_20_Entry"><text:span text:style-name="T157">ventuele extra </text:span></text:span><text:span text:style-name="Definition"><text:span text:style-name="T308">gebruiker</text:span></text:span><text:span text:style-name="User_20_Entry"><text:span text:style-name="T156">s</text:span></text:span><text:span text:style-name="User_20_Entry"><text:span text:style-name="T157"> aanmelden en dezelfde stappen uitvoeren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8"><text:span text:style-name="Strong_20_Emphasis"><text:span text:style-name="T79"><draw:control text:anchor-type="as-char" draw:z-index="8" draw:name="Vorm13_ 1" draw:style-name="gr1" draw:text-style-name="P103" svg:width="0.35cm" svg:height="0.35cm" draw:control="control7"/></text:span></text:span></text:p>
          </table:table-cell>
          <table:table-cell table:style-name="Tabel2.D2" office:value-type="string">
            <text:p text:style-name="P25"><text:span text:style-name="Strong_20_Emphasis"><text:span text:style-name="T30">Doorloop de welkomstschermen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80"><draw:control text:anchor-type="as-char" draw:z-index="19" draw:name="Vorm 8" draw:style-name="gr1" draw:text-style-name="P103" svg:width="0.35cm" svg:height="0.35cm" draw:control="control18"/></text:span></text:span></text:p>
          </table:table-cell>
          <table:table-cell table:style-name="Tabel2.A1" office:value-type="string">
            <text:p text:style-name="P70"><text:span text:style-name="Strong_20_Emphasis"><text:span text:style-name="T80"><draw:control text:anchor-type="as-char" draw:z-index="20" draw:name="Vorm 9" draw:style-name="gr1" draw:text-style-name="P103" svg:width="0.35cm" svg:height="0.35cm" draw:control="control19"/></text:span></text:span></text:p>
          </table:table-cell>
          <table:table-cell table:style-name="Tabel2.D5" office:value-type="string">
            <text:p text:style-name="P23"><text:span text:style-name="Strong_20_Emphasis"><text:span text:style-name="T74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8">Super</text:span></text:span><text:span text:style-name="Strong_20_Emphasis"><text:span text:style-name="T65">-toets</text:span></text:span><text:span text:style-name="Strong_20_Emphasis"><text:span text:style-name="T36"><text:note text:id="ftn9" text:note-class="footnote"><text:note-citation>2</text:note-citation><text:note-body><text:p text:style-name="P45"><text:span text:style-name="T173">De </text:span><text:span text:style-name="T216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22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10">4</text:span></text:span><text:span text:style-name="Strong_20_Emphasis"><text:span text:style-name="T92"> </text:span></text:span><text:span text:style-name="Strong_20_Emphasis"><text:span text:style-name="T77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7" office:value-type="string">
            <text:p text:style-name="P55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18"><text:span text:style-name="Strong_20_Emphasis"><text:span text:style-name="T70"/></text:span></text:p>
      <text:p text:style-name="P40"/>
      <text:p text:style-name="P41"><text:span text:style-name="T167">E</text:span><text:span text:style-name="T168">inde c</text:span><text:span text:style-name="T169">hecklist, </text:span><text:span text:style-name="T170">d</text:span><text:span text:style-name="T169">e installatie van </text:span><text:span text:style-name="Strong_20_Emphasis"><text:span text:style-name="T185"><text:user-field-get text:name="Distro">Rocky Linux</text:user-field-get></text:span></text:span><text:span text:style-name="T171"><text:s/></text:span><text:span text:style-name="T172"><text:user-field-get text:name="Version">9.x</text:user-field-get></text:span><text:span text:style-name="T172"><text:s/></text:span><text:span text:style-name="Strong_20_Emphasis"><text:span text:style-name="T186">Desktop/</text:span></text:span><text:span text:style-name="Strong_20_Emphasis"><text:span text:style-name="T187">Workstation</text:span></text:span><text:span text:style-name="Strong_20_Emphasis"><text:span text:style-name="T111"> </text:span></text:span><text:span text:style-name="T169">is voltooid.</text:span></text:p>
      <text:p text:style-name="P8"/>
      <text:list text:style-name="L2">
        <text:list-header>
          <text:p text:style-name="P101"><text:span text:style-name="Emphasis"><text:span text:style-name="T30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4">.</text:span></text:span></text:p>
          <text:p text:style-name="P102"><text:span text:style-name="Emphasis"><text:span text:style-name="T306">Licentie </text:span></text:span><text:span text:style-name="Emphasis"><text:span text:style-name="T304">C</text:span></text:span><text:span text:style-name="Emphasis"><text:span text:style-name="T305">C0</text:span></text:span><text:span text:style-name="Emphasis"><text:span text:style-name="T304"> 1.0 </text:span></text:span><text:span text:style-name="Emphasis"><text:span text:style-name="T30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1"><text:s/></text:span></text:span><text:span text:style-name="Emphasis"><text:span text:style-name="T30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0-15T18:42:17.399736559">15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42:17.265812821</dc:date>
    <meta:keyword>Installatie</meta:keyword>
    <meta:keyword>Checklist</meta:keyword>
    <meta:keyword>Linux</meta:keyword>
    <meta:editing-cycles>6959</meta:editing-cycles>
    <meta:editing-duration>P12DT11H12M9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20" meta:character-count="3747" meta:non-whitespace-character-count="3268"/>
    <meta:user-defined meta:name="Info 1"/>
    <meta:user-defined meta:name="Info 2"/>
    <meta:user-defined meta:name="Info 3"/>
    <meta:user-defined meta:name="Info 4"/>
  </office:meta>
</office:document-meta>
</file>